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a037"/>
    </style:style>
    <style:style style:name="P2" style:family="paragraph" style:parent-style-name="Standard">
      <style:text-properties officeooo:rsid="0013a037" officeooo:paragraph-rsid="0013a037"/>
    </style:style>
    <style:style style:name="T1" style:family="text">
      <style:text-properties officeooo:rsid="0013a0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#3 (chapter 3) </text:p>
      <text:p text:style-name="P1">1) Write a PowerShell script that performs the following: a. Displays “Hello World” on the Computer Screen – then waits for a key to be pressed</text:p>
      <text:p text:style-name="P1">Write-Host '<text:span text:style-name="T1">h</text:span>ello <text:span text:style-name="T1">w</text:span>orld'</text:p>
      <text:p text:style-name="P1"/>
      <text:p text:style-name="P1">b. After a key is pressed i. Clear the Screen ii. Create A folder named “CSET4250” off the root of the C-Drive iii. Set the location to the newly created folder iv. Wait for a key to be pressed </text:p>
      <text:p text:style-name="P1"/>
      <text:p text:style-name="P1">c. After a key is pressed i. Clear the screen ii. Display all the Services installed on the computer running the script iii. Wait for a key to be pressed d. After a key is pressed i.</text:p>
      <text:p text:style-name="P1"/>
      <text:p text:style-name="P1">Start one of the Stopped Services ii. Display the Service that you started – to show that it is now running **NOTE**To turn in this project you must create a PDF file with the text of the script file and screen captures of each step as the script runs.</text:p>
      <text:p text:style-name="P1"/>
      <text:p text:style-name="P1">2) Define Syntax and Semantics.</text:p>
      <text:p text:style-name="P2">Syntax: how you do something. <text:line-break/>Semantics: What you’re doing</text:p>
      <text:p text:style-name="P1"/>
      <text:p text:style-name="P1">3) What is the difference between a sentence and a sentential form?</text:p>
      <text:p text:style-name="P2">Sentence is a sentential form that only has terminal symbols. Sentence form is all of the symbols in the derivation. </text:p>
      <text:p text:style-name="P1"/>
      <text:p text:style-name="P1"/>
      <text:p text:style-name="P1">4) Explain BNF and EBNF.</text:p>
      <text:p text:style-name="P2">Ebnf will always have brackets and bnf will not ([ etc. </text:p>
      <text:p text:style-name="P1"/>
      <text:p text:style-name="P1">5) Explain the difference between static and dynamic semantics</text:p>
      <text:p text:style-name="P2">static is like int <text:s/>I = 1. Dynamic a = 5 without assigned data type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4:46:34.899000000</meta:creation-date>
    <dc:date>2020-02-10T14:56:37.228000000</dc:date>
    <meta:editing-duration>PT10M2S</meta:editing-duration>
    <meta:editing-cycles>1</meta:editing-cycles>
    <meta:document-statistic meta:table-count="0" meta:image-count="0" meta:object-count="0" meta:page-count="1" meta:paragraph-count="14" meta:word-count="242" meta:character-count="1306" meta:non-whitespace-character-count="1069"/>
    <meta:generator>LibreOffice/6.1.2.1$Windows_X86_64 LibreOffice_project/65905a128db06ba48db947242809d14d3f9a93fe</meta:generator>
  </office:meta>
</office:document-meta>
</file>